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6B30001992FD1DE2DC1.svm"/>
  <manifest:file-entry manifest:media-type="" manifest:full-path="Pictures/20000007000056B3000172C66EC59EA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5.974cm" svg:height="25.546cm" draw:z-index="0"><draw:image xlink:href="Pictures/20000007000056B3000172C66EC59EAA.svm" xlink:type="simple" xlink:show="embed" xlink:actuate="onLoad"/></draw:frame><draw:frame draw:style-name="fr2" draw:name="grafik2" text:anchor-type="paragraph" svg:width="5.422cm" svg:height="25.598cm" draw:z-index="1"><draw:image xlink:href="Pictures/20000007000056B30001992FD1DE2DC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3-15T11:26:42</meta:creation-date>
    <dc:date>2007-03-15T11:27:51</dc:date>
    <dc:language>da-DK</dc:language>
    <meta:editing-cycles>2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0" meta:word-count="0" meta:character-count="0"/>
  </office:meta>
</office:document-meta>
</file>